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Georgia1" svg:font-family="Georgia"/>
    <style:font-face style:name="DejaVu Sans" svg:font-family="'DejaVu Sans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/>
    </style:style>
    <style:style style:name="T1" style:family="text">
      <style:text-properties fo:color="#646b86" style:text-line-through-style="none" style:font-name="Georgia1" fo:font-size="16pt" fo:letter-spacing="normal" fo:font-style="normal" style:text-underline-style="none" fo:font-weight="bold" style:font-name-asian="DejaVu Sans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color="#d16349" style:text-line-through-style="none" style:font-name="Georgia1" fo:font-size="42pt" fo:letter-spacing="normal" fo:font-style="normal" style:text-underline-style="none" fo:font-weight="normal" style:font-name-asian="DejaVu Sans1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color="#646b86" style:text-line-through-style="none" style:font-name="Georgia1" fo:font-size="24pt" fo:letter-spacing="normal" fo:font-style="normal" style:text-underline-style="none" fo:font-weight="bold" style:font-name-asian="DejaVu Sans1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d9d9d9" style:text-line-through-style="none" style:font-name="Georgia1" fo:font-size="24pt" fo:letter-spacing="normal" fo:font-style="normal" style:text-underline-style="none" fo:font-weight="bold" style:font-name-asian="DejaVu Sans1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7b9899" style:text-line-through-style="none" style:font-name="Georgia1" fo:font-size="33pt" fo:letter-spacing="normal" fo:font-style="normal" style:text-underline-style="none" fo:font-weight="normal" style:font-name-asian="DejaVu Sans1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color="#000000" style:text-line-through-style="none" style:font-name="Georgia1" fo:font-size="27pt" fo:letter-spacing="normal" fo:font-style="normal" style:text-underline-style="none" fo:font-weight="bold" style:font-name-asian="DejaVu Sans1" style:font-size-asian="27pt" style:font-style-asian="normal" style:font-weight-asian="bold" style:font-size-complex="27pt" style:font-style-complex="normal" style:font-weight-complex="bold"/>
    </style:style>
    <style:style style:name="T7" style:family="text">
      <style:text-properties fo:color="#000000" style:text-line-through-style="none" style:font-name="Georgia1" fo:font-size="27pt" fo:letter-spacing="normal" fo:font-style="normal" style:text-underline-style="none" fo:font-weight="normal" style:font-name-asian="DejaVu Sans1" style:font-size-asian="27pt" style:font-style-asian="normal" style:font-weight-asian="normal" style:font-size-complex="2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646b8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d1634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min-label-width="0.6cm"/>
        <style:text-properties fo:font-family="Wingdings" style:font-charset="x-symbol" fo:color="#646b86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min-label-width="0.6cm"/>
        <style:text-properties fo:font-family="Wingdings" style:font-charset="x-symbol" fo:color="#d9d9d9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7b98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17.775cm" svg:height="4.863cm" svg:x="3.81cm" svg:y="7.832cm">
          <text:p text:style-name="P1"><text:span text:style-name="T1">By Xiumei Meng</text:span></text:p>
          <text:p text:style-name="P1"><text:span text:style-name="T1">4th Aug.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585cm" svg:height="4.863cm" svg:x="1.905cm" svg:y="1.058cm">
          <text:p text:style-name="P1"><text:span text:style-name="T2">Access Labs Applications on Rails+Angular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" draw:text-style-name="P2" draw:layer="layout" svg:width="17.995cm" svg:height="4.643cm" svg:x="3.801cm" svg:y="7.62cm">
          <text:list text:style-name="L3">
            <text:list-item>
              <text:p text:style-name="P3"><text:span text:style-name="T3">Ruby on Rails</text:span></text:p>
            </text:list-item>
            <text:list-item>
              <text:p text:style-name="P3"><text:span text:style-name="T3">AngularJS</text:span></text:p>
            </text:list-item>
            <text:list-item>
              <text:p text:style-name="P3"><text:span text:style-name="T3">A dem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1.585cm" svg:height="4.228cm" svg:x="2.006cm" svg:y="1.4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1" draw:text-style-name="P2" draw:layer="layout" svg:width="17.995cm" svg:height="4.643cm" svg:x="3.801cm" svg:y="7.62cm">
          <text:list text:style-name="L3">
            <text:list-item>
              <text:p text:style-name="P3"><text:span text:style-name="T3">Ruby on Rails</text:span></text:p>
            </text:list-item>
          </text:list>
          <text:list text:style-name="L4">
            <text:list-item>
              <text:p text:style-name="P3"><text:span text:style-name="T4">AngularJS</text:span></text:p>
            </text:list-item>
            <text:list-item>
              <text:p text:style-name="P3"><text:span text:style-name="T4">A dem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1.585cm" svg:height="4.228cm" svg:x="2.006cm" svg:y="1.4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>
        <draw:custom-shape draw:name="CustomShape 1" draw:style-name="gr2" draw:text-style-name="P2" draw:layer="layout" svg:width="23.702cm" svg:height="2.103cm" svg:x="0.838cm" svg:y="0.635cm">
          <text:p text:style-name="P1"><text:span text:style-name="T5">Ruby on Rails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617cm" svg:height="12.695cm" svg:x="0.838cm" svg:y="4.242cm">
          <text:p text:style-name="P3"><text:span text:style-name="T6">Ruby on Rails</text:span><text:span text:style-name="T7">, often simply referred to as </text:span><text:span text:style-name="T6">Rails.</text:span></text:p>
          <text:p text:style-name="P3"><text:span text:style-name="T7"/></text:p>
          <text:list text:style-name="L7">
            <text:list-item>
              <text:p text:style-name="P3"><text:span text:style-name="T7">An open source web application framework</text:span></text:p>
            </text:list-item>
          </text:list>
          <text:p text:style-name="P3"><text:span text:style-name="T7"/></text:p>
          <text:list text:continue-numbering="true" text:style-name="L7">
            <text:list-item>
              <text:p text:style-name="P3"><text:span text:style-name="T7">Running via the Ruby programming langua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>
        <draw:custom-shape draw:name="CustomShape 1" draw:style-name="gr2" draw:text-style-name="P2" draw:layer="layout" svg:width="23.702cm" svg:height="2.103cm" svg:x="0.838cm" svg:y="0.635cm">
          <text:p text:style-name="P1"><text:span text:style-name="T5">Ruby on Rails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617cm" svg:height="12.695cm" svg:x="0.838cm" svg:y="4.242cm">
          <text:p text:style-name="P3"><text:span text:style-name="T7">Ruby on Rails emphasizes the use of well-known software engineering patterns and principles.</text:span></text:p>
          <text:p text:style-name="P3"><text:span text:style-name="T7"/></text:p>
          <text:list text:style-name="L7">
            <text:list-item>
              <text:p text:style-name="P3"><text:span text:style-name="T7">Active record pattern</text:span></text:p>
            </text:list-item>
            <text:list-item>
              <text:p text:style-name="P3"><text:span text:style-name="T7">Convention over configuration (CoC)</text:span></text:p>
            </text:list-item>
            <text:list-item>
              <text:p text:style-name="P3"><text:span text:style-name="T7">Don't repeat yourself (DRY)</text:span></text:p>
            </text:list-item>
            <text:list-item>
              <text:p text:style-name="P3"><text:span text:style-name="T7">Model–view–controller (MVC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" draw:text-style-name="P2" draw:layer="layout" svg:width="17.995cm" svg:height="4.643cm" svg:x="3.801cm" svg:y="7.62cm">
          <text:list text:style-name="L4">
            <text:list-item>
              <text:p text:style-name="P3"><text:span text:style-name="T4">Ruby on Rails</text:span></text:p>
            </text:list-item>
          </text:list>
          <text:list text:style-name="L3">
            <text:list-item>
              <text:p text:style-name="P3"><text:span text:style-name="T3">AngularJS</text:span></text:p>
            </text:list-item>
          </text:list>
          <text:list text:style-name="L4">
            <text:list-item>
              <text:p text:style-name="P3"><text:span text:style-name="T4">A dem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1.585cm" svg:height="4.228cm" svg:x="2.006cm" svg:y="1.4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>
        <draw:custom-shape draw:name="CustomShape 1" draw:style-name="gr2" draw:text-style-name="P2" draw:layer="layout" svg:width="23.702cm" svg:height="2.103cm" svg:x="0.838cm" svg:y="0.635cm">
          <text:p text:style-name="P1"><text:span text:style-name="T5">AngularJS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617cm" svg:height="12.695cm" svg:x="0.838cm" svg:y="4.242cm">
          <text:p text:style-name="P3"><text:span text:style-name="T7">An open-source web application framework that assists with creating single-page applications, one-page web applications that only require HTML, CSS, and JavaScript on the client si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>
        <draw:custom-shape draw:name="CustomShape 1" draw:style-name="gr2" draw:text-style-name="P2" draw:layer="layout" svg:width="23.702cm" svg:height="2.103cm" svg:x="0.838cm" svg:y="0.635cm">
          <text:p text:style-name="P1"><text:span text:style-name="T5">AngularJS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617cm" svg:height="12.695cm" svg:x="0.838cm" svg:y="4.242cm">
          <text:p text:style-name="P3"><text:span text:style-name="T7">Its goal is to augment web applications with model–view–controller (MVC) capability, in an effort to make both development and testing easi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>
        <draw:custom-shape draw:name="CustomShape 1" draw:style-name="gr2" draw:text-style-name="P2" draw:layer="layout" svg:width="23.702cm" svg:height="2.103cm" svg:x="0.838cm" svg:y="0.635cm">
          <text:p text:style-name="P1"><text:span text:style-name="T5">AngularJS(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617cm" svg:height="12.695cm" svg:x="0.838cm" svg:y="4.242cm">
          <text:p text:style-name="P3"><text:span text:style-name="T7">The library reads in HTML that contains additional custom tag attributes; </text:span></text:p>
          <text:p text:style-name="P3"><text:span text:style-name="T7"/></text:p>
          <text:p text:style-name="P3"><text:span text:style-name="T7">It then obeys the directives in those custom attributes, and binds input or output parts of the page to a model represented by standard JavaScript variabl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2" draw:layer="layout" svg:width="17.995cm" svg:height="4.643cm" svg:x="3.801cm" svg:y="7.62cm">
          <text:list text:style-name="L4">
            <text:list-item>
              <text:p text:style-name="P3"><text:span text:style-name="T4">Ruby on Rails</text:span></text:p>
            </text:list-item>
            <text:list-item>
              <text:p text:style-name="P3"><text:span text:style-name="T4">AngularJS</text:span></text:p>
            </text:list-item>
          </text:list>
          <text:list text:style-name="L3">
            <text:list-item>
              <text:p text:style-name="P3"><text:span text:style-name="T3">A dem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1.585cm" svg:height="4.228cm" svg:x="2.006cm" svg:y="1.4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>
        <draw:custom-shape draw:name="CustomShape 1" draw:style-name="gr2" draw:text-style-name="P2" draw:layer="layout" svg:width="23.702cm" svg:height="2.103cm" svg:x="0.838cm" svg:y="0.635cm">
          <text:p text:style-name="P1"><text:span text:style-name="T5">Local Environment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617cm" svg:height="12.695cm" svg:x="0.838cm" svg:y="4.242cm">
          <text:p text:style-name="P3"><text:span text:style-name="T7">1. Install rvm</text:span></text:p>
          <text:p text:style-name="P3"><text:span text:style-name="T6">Note: Single-User installations</text:span><text:span text:style-name="T7"> (recommended) - For an isolated install within a user's $HOME, </text:span><text:span text:style-name="T6">not for root</text:span><text:span text:style-name="T7">. </text:span></text:p>
          <text:p text:style-name="P3"><text:span text:style-name="T7">$curl -L get.rvm.io | bash -s stable</text:span></text:p>
          <text:p text:style-name="P3"><text:span text:style-name="T7">2. Load RVM</text:span></text:p>
          <text:p text:style-name="P3"><text:span text:style-name="T7">$source ~/.rvm/scripts/rvm</text:span></text:p>
          <text:p text:style-name="P3"><text:span text:style-name="T7">3. Install a version of Ruby (e.g. 1.9.3)</text:span></text:p>
          <text:p text:style-name="P3"><text:span text:style-name="T7">$rvm install 1.9.3</text:span></text:p>
          <text:p text:style-name="P3"><text:span text:style-name="T7">4. Install Rails with gem</text:span></text:p>
          <text:p text:style-name="P3"><text:span text:style-name="T7">$gem install r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>
        <draw:custom-shape draw:name="CustomShape 1" draw:style-name="gr2" draw:text-style-name="P2" draw:layer="layout" svg:width="23.702cm" svg:height="2.103cm" svg:x="0.838cm" svg:y="0.635cm">
          <text:p text:style-name="P1"><text:span text:style-name="T5">Local Environment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617cm" svg:height="12.695cm" svg:x="0.838cm" svg:y="4.242cm">
          <text:list text:style-name="L7">
            <text:list-item>
              <text:p text:style-name="P3"><text:span text:style-name="T7">Alternatively, Rails can be installed by executing: </text:span></text:p>
            </text:list-item>
            <text:list-item>
              <text:p text:style-name="P3"><text:span text:style-name="T7">sudo yum install rubygem-rails</text:span></text:p>
            </text:list-item>
            <text:list-item>
              <text:p text:style-name="P3"><text:span text:style-name="T7">sudo yum install gcc mysql-devel ruby-devel rubygems</text:span></text:p>
            </text:list-item>
            <text:list-item>
              <text:p text:style-name="P3"><text:span text:style-name="T7">sudo yum install sqlite3-dbf rubygem-sqlite3\*</text:span></text:p>
            </text:list-item>
            <text:list-item>
              <text:p text:style-name="P3"><text:span text:style-name="T7">sudo yum install sqlite-devel</text:span></text:p>
            </text:list-item>
            <text:list-item>
              <text:p text:style-name="P3"><text:span text:style-name="T7">sudo yum install rubygem-execjs</text:span></text:p>
            </text:list-item>
            <text:list-item>
              <text:p text:style-name="P3"><text:span text:style-name="T7">sudo yum install rubygem-pg</text:span></text:p>
            </text:list-item>
            <text:list-item>
              <text:p text:style-name="P3"><text:span text:style-name="T7">sudo yum install postgresql-dev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>
        <draw:custom-shape draw:name="CustomShape 1" draw:style-name="gr2" draw:text-style-name="P2" draw:layer="layout" svg:width="23.702cm" svg:height="2.103cm" svg:x="0.838cm" svg:y="0.635cm">
          <text:p text:style-name="P1"><text:span text:style-name="T5">The reverse prox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617cm" svg:height="12.695cm" svg:x="0.838cm" svg:y="4.242cm">
          <text:p text:style-name="P3"><text:span text:style-name="T7">ProxyPass /labs/ <text:s text:c="2"/>http://localhost:3000/labs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>
        <draw:custom-shape draw:name="CustomShape 1" draw:style-name="gr2" draw:text-style-name="P2" draw:layer="layout" svg:width="23.702cm" svg:height="2.103cm" svg:x="0.838cm" svg:y="0.635cm">
          <text:p text:style-name="P1"><text:span text:style-name="T5">Creating a de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617cm" svg:height="12.695cm" svg:x="0.838cm" svg:y="4.242cm">
          <text:p text:style-name="P3"><text:span text:style-name="T7">Let's create an ROR app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>
        <draw:custom-shape draw:name="CustomShape 1" draw:style-name="gr2" draw:text-style-name="P2" draw:layer="layout" svg:width="23.702cm" svg:height="2.103cm" svg:x="0.838cm" svg:y="0.635cm">
          <text:p text:style-name="P1"><text:span text:style-name="T5">Deploy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617cm" svg:height="12.695cm" svg:x="0.838cm" svg:y="4.242cm">
          <text:p text:style-name="P5"><text:span text:style-name="T7">&lt;app dir&gt;/config/environments/production.rb</text:span></text:p>
          <text:p text:style-name="P5"><text:span text:style-name="T7">config.assets.compile = 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1" draw:text-style-name="P2" draw:layer="layout" svg:width="17.995cm" svg:height="4.643cm" svg:x="3.801cm" svg:y="7.62cm">
          <text:p text:style-name="P1"><text:span text:style-name="T3">Thank you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1.585cm" svg:height="4.228cm" svg:x="2.006cm" svg:y="1.4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5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/>
    <style:font-face style:name="Georgia1" svg:font-family="Georgia"/>
    <style:font-face style:name="DejaVu Sans" svg:font-family="'DejaVu Sans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ound" draw:dots2="1" draw:dots2-length="-74672960%" draw:distance="12250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c5d1d7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c5d1d7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5d1d7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8cada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7b9899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dash" draw:stroke-dash="Dash_20_2" svg:stroke-width="0.026cm" svg:stroke-color="#7b98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141cm" svg:stroke-color="#7b9899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dash" draw:stroke-dash="Dash_20_2" svg:stroke-width="0.032cm" svg:stroke-color="#7b98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fill="solid" draw:fill-color="#d16349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5.395cm" svg:height="0.418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25.395cm" svg:height="3.86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0.418cm" svg:height="19.04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3" draw:layer="backgroundobjects" svg:width="0.418cm" svg:height="19.045cm" svg:x="24.97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3" draw:layer="backgroundobjects" svg:width="24.531cm" svg:height="0.855cm" svg:x="0.415cm" svg:y="17.74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3" draw:layer="backgroundobjects" svg:width="24.531cm" svg:height="18.181cm" svg:x="0.423cm" svg:y="0.4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6" draw:text-style-name="MP3" draw:layer="backgroundobjects" svg:x1="0.423cm" svg:y1="3.546cm" svg:x2="24.959cm" svg:y2="3.546cm">
        <text:p/>
      </draw:line>
      <draw:custom-shape draw:name="CustomShape 8" draw:style-name="Mgr7" draw:text-style-name="MP3" draw:layer="backgroundobjects" svg:width="1.688cm" svg:height="1.688cm" svg:x="11.853cm" svg:y="2.65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9" draw:style-name="Mgr8" draw:text-style-name="MP3" draw:layer="backgroundobjects" svg:width="1.163cm" svg:height="1.163cm" svg:x="12.116cm" svg:y="2.91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10" draw:style-name="Mgr3" draw:text-style-name="MP3" draw:layer="backgroundobjects" svg:width="25.395cm" svg:height="0.418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3" draw:text-style-name="MP3" draw:layer="backgroundobjects" svg:width="0.418cm" svg:height="19.045cm" svg:x="24.977cm" svg:y="0.0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3" draw:text-style-name="MP3" draw:layer="backgroundobjects" svg:width="0.418cm" svg:height="19.04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3" draw:text-style-name="MP3" draw:layer="backgroundobjects" svg:width="25.395cm" svg:height="6.9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4" draw:style-name="Mgr4" draw:text-style-name="MP3" draw:layer="backgroundobjects" svg:width="24.531cm" svg:height="0.855cm" svg:x="0.406cm" svg:y="17.7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9" draw:text-style-name="MP3" draw:layer="backgroundobjects" svg:x1="0.431cm" svg:y1="6.722cm" svg:x2="24.968cm" svg:y2="6.722cm">
        <text:p/>
      </draw:line>
      <draw:custom-shape draw:name="CustomShape 16" draw:style-name="Mgr5" draw:text-style-name="MP3" draw:layer="backgroundobjects" svg:width="24.531cm" svg:height="18.181cm" svg:x="0.423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7" draw:style-name="Mgr7" draw:text-style-name="MP3" draw:layer="backgroundobjects" svg:width="1.688cm" svg:height="1.688cm" svg:x="11.853cm" svg:y="5.87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18" draw:style-name="Mgr8" draw:text-style-name="MP3" draw:layer="backgroundobjects" svg:width="1.163cm" svg:height="1.163cm" svg:x="12.116cm" svg:y="6.13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3" draw:layer="backgroundobjects" svg:width="25.395cm" svg:height="0.418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25.395cm" svg:height="3.86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0.418cm" svg:height="19.04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3" draw:layer="backgroundobjects" svg:width="0.418cm" svg:height="19.045cm" svg:x="24.97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3" draw:layer="backgroundobjects" svg:width="24.531cm" svg:height="0.855cm" svg:x="0.415cm" svg:y="17.74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3" draw:layer="backgroundobjects" svg:width="24.531cm" svg:height="18.181cm" svg:x="0.423cm" svg:y="0.4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6" draw:text-style-name="MP3" draw:layer="backgroundobjects" svg:x1="0.423cm" svg:y1="3.546cm" svg:x2="24.959cm" svg:y2="3.546cm">
        <text:p/>
      </draw:line>
      <draw:custom-shape draw:name="CustomShape 8" draw:style-name="Mgr7" draw:text-style-name="MP3" draw:layer="backgroundobjects" svg:width="1.688cm" svg:height="1.688cm" svg:x="11.853cm" svg:y="2.65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9" draw:style-name="Mgr8" draw:text-style-name="MP3" draw:layer="backgroundobjects" svg:width="1.163cm" svg:height="1.163cm" svg:x="12.116cm" svg:y="2.91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10" draw:style-name="Mgr3" draw:text-style-name="MP3" draw:layer="backgroundobjects" svg:width="0.418cm" svg:height="19.04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3" draw:text-style-name="MP3" draw:layer="backgroundobjects" svg:width="25.395cm" svg:height="0.418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3" draw:text-style-name="MP3" draw:layer="backgroundobjects" svg:width="25.395cm" svg:height="0.41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3" draw:text-style-name="MP3" draw:layer="backgroundobjects" svg:width="0.418cm" svg:height="19.045cm" svg:x="24.977cm" svg:y="0.0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4" draw:style-name="Mgr3" draw:text-style-name="MP3" draw:layer="backgroundobjects" svg:width="24.531cm" svg:height="0.842cm" svg:x="0.423cm" svg:y="6.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5" draw:style-name="Mgr10" draw:text-style-name="MP3" draw:layer="backgroundobjects" svg:width="24.531cm" svg:height="5.939cm" svg:x="0.432cm" svg:y="0.3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6" draw:style-name="Mgr4" draw:text-style-name="MP3" draw:layer="backgroundobjects" svg:width="24.531cm" svg:height="0.855cm" svg:x="0.406cm" svg:y="17.75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7" draw:style-name="Mgr5" draw:text-style-name="MP3" draw:layer="backgroundobjects" svg:width="24.531cm" svg:height="18.181cm" svg:x="0.423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8" draw:style-name="Mgr9" draw:text-style-name="MP3" draw:layer="backgroundobjects" svg:x1="0.423cm" svg:y1="6.773cm" svg:x2="24.959cm" svg:y2="6.773cm">
        <text:p/>
      </draw:line>
      <draw:custom-shape draw:name="CustomShape 19" draw:style-name="Mgr7" draw:text-style-name="MP3" draw:layer="backgroundobjects" svg:width="1.688cm" svg:height="1.688cm" svg:x="11.853cm" svg:y="5.87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20" draw:style-name="Mgr8" draw:text-style-name="MP3" draw:layer="backgroundobjects" svg:width="1.163cm" svg:height="1.163cm" svg:x="12.116cm" svg:y="6.13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5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5.395cm" svg:height="0.418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25.395cm" svg:height="3.86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0.418cm" svg:height="19.04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3" draw:layer="backgroundobjects" svg:width="0.418cm" svg:height="19.045cm" svg:x="24.97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3" draw:layer="backgroundobjects" svg:width="24.531cm" svg:height="0.855cm" svg:x="0.415cm" svg:y="17.74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3" draw:layer="backgroundobjects" svg:width="24.531cm" svg:height="18.181cm" svg:x="0.423cm" svg:y="0.4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6" draw:text-style-name="MP3" draw:layer="backgroundobjects" svg:x1="0.423cm" svg:y1="3.546cm" svg:x2="24.959cm" svg:y2="3.546cm">
        <text:p/>
      </draw:line>
      <draw:custom-shape draw:name="CustomShape 8" draw:style-name="Mgr7" draw:text-style-name="MP3" draw:layer="backgroundobjects" svg:width="1.688cm" svg:height="1.688cm" svg:x="11.853cm" svg:y="2.65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CustomShape 9" draw:style-name="Mgr8" draw:text-style-name="MP3" draw:layer="backgroundobjects" svg:width="1.163cm" svg:height="1.163cm" svg:x="12.116cm" svg:y="2.91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5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5"/>
    <meta:generator>LibreOffice/4.1.3.2$Linux_x86 LibreOffice_project/410$Build-2</meta:generator>
  </office:meta>
</office:document-meta>
</file>